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790000020A0F8C5307169367A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17cm" svg:height="7.661cm" draw:z-index="0"><draw:image xlink:href="Pictures/10000001000007790000020A0F8C5307169367A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3T22:26:31.570217501</meta:creation-date>
    <dc:date>2023-10-23T22:27:03.800029553</dc:date>
    <meta:editing-duration>PT32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